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Standard" style:list-style-name="">
      <style:paragraph-properties fo:margin-left="0in" fo:margin-right="0in" fo:margin-top="0in" fo:margin-bottom="0.0189in" fo:text-indent="0in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3" style:family="paragraph" style:parent-style-name="Standard" style:list-style-name="">
      <style:paragraph-properties fo:margin-left="0in" fo:margin-right="0in" fo:margin-top="0in" fo:margin-bottom="0.0189in" fo:text-indent="0in" style:auto-text-indent="false" style:text-autospace="none"/>
    </style:style>
    <style:style style:name="P4" style:family="paragraph" style:parent-style-name="Standard" style:list-style-name="">
      <style:paragraph-properties fo:margin-left="0in" fo:margin-right="0in" fo:margin-top="0in" fo:margin-bottom="0in" fo:text-indent="0in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T1" style:family="text"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T2" style:family="text">
      <style:text-properties fo:color="#000000" style:font-name="Times New Roman1" fo:font-size="11.5pt" style:font-name-asian="Times New Roman1" style:font-size-asian="11.5pt" style:font-name-complex="Times New Roman1" style:font-size-complex="11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/></text:p>
      <text:p text:style-name="P2">a. Signal <text:s/>- voltage that represents coded <text:s/>information</text:p>
      <text:p text:style-name="P2">b. Interrupt <text:s/>- signal that stops the main function and figures out what to do next</text:p>
      <text:p text:style-name="P2">c. Interrupt vector – list comprising locations of various interrupt handlers</text:p>
      <text:p text:style-name="P2">d. Trap <text:s/>- aka exception – interrupt caused by an exceptional condition ( breakpoint, division by zero etc..)</text:p>
      <text:p text:style-name="P2">e. Process <text:s/>- instance of a computer program</text:p>
      <text:p text:style-name="P2">f. Context switch <text:s/>- procedure the cpu follows to switch from 1 task to another, neither conflict with e/o</text:p>
      <text:p text:style-name="P2">g. Zombie – computer connected to the internet that has been compromised by a hacker.</text:p>
      <text:p text:style-name="P2">h. Exec() <text:s/>- similar to fork – starts a new process</text:p>
      <text:p text:style-name="P4">i. Quantum <text:s/>- <text:s/>individual unit of data</text:p>
      <text:p text:style-name="P4"/>
      <text:p text:style-name="P2">2. If an I/O-bound application typically exhibits a low degree of locality, what effect is this likely to have on its overall performance? </text:p>
      <text:p text:style-name="P2"><text:tab/>Little to no decrease because programs waiting for the cpu<text:tab/></text:p>
      <text:p text:style-name="P2"/>
      <text:p text:style-name="P2">3. Why would modern caches index virtual rather than physical addresses? </text:p>
      <text:p text:style-name="P2"><text:tab/>Virtual address space doesn't need to be physically contiguous</text:p>
      <text:p text:style-name="P2"/>
      <text:p text:style-name="P2">4. Give an example of a typical fault arising from a memory reference. Is it necessarily a bad thing?</text:p>
      <text:p text:style-name="P2"><text:tab/>you can force a page fault to cause a program to assign more virtual memory to a program</text:p>
      <text:p text:style-name="P2"><text:s/></text:p>
      <text:p text:style-name="P2">5. What is the difference between a process and a thread? </text:p>
      <text:p text:style-name="P2"><text:tab/>Processes are completely independent of each other unless the OS specifically handles interaction, <text:tab/>threads share the same chunk of memory and communicate directly.</text:p>
      <text:p text:style-name="P2"/>
      <text:p text:style-name="P2">6. When fork() returns, how do you know whether you are the child or parent process? </text:p>
      <text:p text:style-name="P2"><text:tab/>Childs pid = 0; Parents pid = positive non zero #</text:p>
      <text:p text:style-name="P2"/>
      <text:p text:style-name="P2">7. Does an average single-threaded user program need to worry about concurrency? Why or why not? </text:p>
      <text:p text:style-name="P2"><text:tab/>Concurrency handles a system that has multiple processes using the same piece of data, so in a <text:tab/>single threaded machine there is no need for concurrency.</text:p>
      <text:p text:style-name="P2"/>
      <text:p text:style-name="P3"><text:span text:style-name="T2">8. Why arrange the processes in a hierarchy? Why not just make them all “equal”? </text:span></text:p>
      <text:p text:style-name="P3"><text:span text:style-name="T2"><text:tab/>Easier for the user the understand a hierarchy when you need to set priorities</text:span></text:p>
      <text:p text:style-name="P3"><text:span text:style-name="T2"/></text:p>
      <text:p text:style-name="P2">9. Why would the default action upon receiving a signal be program termination? </text:p>
      <text:p text:style-name="P2"><text:tab/>Program termination is the safest way to handle an unexpected signal</text:p>
      <text:p text:style-name="P2"/>
      <text:p text:style-name="P4">10. Evaluate using signals rather than global variables to control program behavior. </text:p>
      <text:p text:style-name="Standard"><text:tab/>Signals are expensive, so unless your running a large program global variables will keep <text:tab/>performance from deterring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y Gregoire</meta:initial-creator>
    <meta:creation-date>2012-10-11T23:35:27.23</meta:creation-date>
    <meta:document-statistic meta:table-count="0" meta:image-count="0" meta:object-count="0" meta:page-count="1" meta:paragraph-count="29" meta:word-count="389" meta:character-count="2296"/>
    <dc:date>2012-10-12T00:16:41.64</dc:date>
    <dc:creator>Andy Gregoire</dc:creator>
    <meta:editing-duration>PT10M33S</meta:editing-duration>
    <meta:editing-cycles>1</meta:editing-cycles>
    <meta:generator>OpenOffice.org/3.3$Win32 OpenOffice.org_project/330m20$Build-9567</meta:generator>
  </office:meta>
</office:document-meta>
</file>